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Open Sans" svg:font-family="'Open Sans',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color="#000000" fo:letter-spacing="normal" fo:language="en" fo:country="GB"/>
    </style:style>
    <style:style style:name="P2" style:family="paragraph" style:parent-style-name="Heading_20_3">
      <style:paragraph-properties fo:margin-left="0cm" fo:margin-right="0cm" fo:margin-top="0cm" fo:margin-bottom="0cm" loext:contextual-spacing="false" fo:orphans="2" fo:widows="2" fo:text-indent="0cm" style:auto-text-indent="false" fo:padding="0cm" fo:border="none"/>
      <style:text-properties fo:color="#000000" fo:letter-spacing="normal" fo:language="en" fo:country="GB"/>
    </style:style>
    <style:style style:name="P3" style:family="paragraph" style:parent-style-name="Quotations">
      <style:paragraph-properties fo:margin-left="1cm" fo:margin-right="1cm" fo:margin-top="0cm" fo:margin-bottom="0cm" loext:contextual-spacing="false" style:line-height-at-least="0.582cm" fo:orphans="2" fo:widows="2" fo:text-indent="0cm" style:auto-text-indent="false" fo:padding="0cm" fo:border="none"/>
      <style:text-properties fo:font-variant="normal" fo:text-transform="none" fo:color="#000000" style:font-name="Open Sans" fo:font-size="7.5pt" fo:letter-spacing="normal" fo:language="en" fo:country="GB" fo:font-style="normal" fo:font-weight="normal"/>
    </style:style>
    <style:style style:name="P4" style:family="paragraph" style:parent-style-name="Standard">
      <style:paragraph-properties style:line-height-at-least="0.503cm"/>
      <style:text-properties fo:color="#d4d4d4" style:font-name="Droid Sans Mono" fo:font-size="10.5pt" fo:font-weight="normal" fo:background-color="#1e1e1e"/>
    </style:style>
    <style:style style:name="P5" style:family="paragraph" style:parent-style-name="Standard">
      <style:paragraph-properties style:line-height-at-least="0.503cm"/>
      <style:text-properties fo:color="#608b4e" style:font-name="Droid Sans Mono" fo:font-size="10.5pt" fo:font-weight="normal" fo:background-color="#1e1e1e"/>
    </style:style>
    <style:style style:name="P6" style:family="paragraph" style:parent-style-name="Standard">
      <style:paragraph-properties fo:margin-left="0cm" fo:margin-right="0cm" fo:margin-top="0cm" fo:margin-bottom="0cm" loext:contextual-spacing="false" style:line-height-at-least="0.582cm" fo:orphans="2" fo:widows="2" fo:text-indent="0cm" style:auto-text-indent="false" fo:padding="0cm" fo:border="none"/>
      <style:text-properties fo:color="#d4d4d4" style:font-name="Droid Sans Mono" fo:font-size="10.5pt" fo:language="en" fo:country="GB" fo:font-weight="normal" fo:background-color="#1e1e1e"/>
    </style:style>
    <style:style style:name="P7" style:family="paragraph" style:parent-style-name="Text_20_body">
      <style:text-properties fo:language="en" fo:country="GB"/>
    </style:style>
    <style:style style:name="P8" style:family="paragraph" style:parent-style-name="Text_20_body">
      <style:paragraph-properties fo:margin-left="0cm" fo:margin-right="0cm" fo:margin-top="0cm" fo:margin-bottom="0cm" loext:contextual-spacing="false" style:line-height-at-least="0.582cm" fo:orphans="2" fo:widows="2" fo:text-indent="0cm" style:auto-text-indent="false" fo:padding="0cm" fo:border="none"/>
      <style:text-properties fo:font-variant="normal" fo:text-transform="none" fo:color="#000000" style:font-name="Open Sans" fo:letter-spacing="normal" fo:language="en" fo:country="GB" fo:font-style="normal" fo:font-weight="normal"/>
    </style:style>
    <style:style style:name="P9"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10" style:family="paragraph" style:parent-style-name="Text_20_body" style:list-style-name="L6">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11" style:family="paragraph" style:parent-style-name="Text_20_body" style:list-style-name="L7">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12" style:family="paragraph" style:parent-style-name="Text_20_body">
      <style:paragraph-properties fo:margin-left="0cm" fo:margin-right="0cm" fo:margin-top="0cm" fo:margin-bottom="0cm" loext:contextual-spacing="false" style:line-height-at-least="0.582cm" fo:orphans="2" fo:widows="2" fo:text-indent="0cm" style:auto-text-indent="false" fo:padding="0cm" fo:border="none"/>
    </style:style>
    <style:style style:name="P13"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14"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15"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style>
    <style:style style:name="P16"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style>
    <style:style style:name="P17" style:family="paragraph" style:parent-style-name="Text_20_body">
      <style:paragraph-properties fo:margin-left="0cm" fo:margin-right="0cm" fo:margin-top="0cm" fo:margin-bottom="0cm" loext:contextual-spacing="false" style:line-height-at-least="0.582cm" fo:orphans="2" fo:widows="2" fo:text-indent="0cm" style:auto-text-indent="false" fo:padding="0cm" fo:border="none"/>
      <style:text-properties fo:language="en" fo:country="GB"/>
    </style:style>
    <style:style style:name="P18" style:family="paragraph" style:parent-style-name="Text_20_body" style:list-style-name="L1">
      <style:paragraph-properties fo:margin-left="0cm" fo:margin-right="0cm" fo:orphans="2" fo:widows="2" fo:text-indent="0cm" style:auto-text-indent="false" fo:padding="0cm" fo:border="none"/>
    </style:style>
    <style:style style:name="P19" style:family="paragraph" style:parent-style-name="Text_20_body" style:list-style-name="L2">
      <style:paragraph-properties fo:margin-left="0cm" fo:margin-right="0cm" fo:orphans="2" fo:widows="2" fo:text-indent="0cm" style:auto-text-indent="false" fo:padding="0cm" fo:border="none"/>
    </style:style>
    <style:style style:name="P20" style:family="paragraph" style:parent-style-name="Text_20_body" style:list-style-name="L3">
      <style:paragraph-properties fo:margin-left="0cm" fo:margin-right="0cm" fo:orphans="2" fo:widows="2" fo:text-indent="0cm" style:auto-text-indent="false" fo:padding="0cm" fo:border="none"/>
    </style:style>
    <style:style style:name="P21" style:family="paragraph" style:parent-style-name="Text_20_body" style:list-style-name="L5">
      <style:paragraph-properties fo:margin-left="0cm" fo:margin-right="0cm" fo:orphans="2" fo:widows="2" fo:text-indent="0cm" style:auto-text-indent="false" fo:padding="0cm" fo:border="none"/>
    </style:style>
    <style:style style:name="P22" style:family="paragraph" style:parent-style-name="Text_20_body" style:list-style-name="L4">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23" style:family="paragraph" style:parent-style-name="Text_20_body" style:list-style-name="L6">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24" style:family="paragraph" style:parent-style-name="Text_20_body" style:list-style-name="L7">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T1" style:family="text">
      <style:text-properties fo:font-variant="normal" fo:text-transform="none" fo:color="#000000" style:font-name="Open Sans" fo:letter-spacing="normal" fo:font-style="normal" fo:font-weight="normal"/>
    </style:style>
    <style:style style:name="T2" style:family="text">
      <style:text-properties fo:font-variant="normal" fo:text-transform="none" fo:color="#000000" style:font-name="Open Sans" fo:letter-spacing="normal" fo:font-style="normal" fo:font-weight="normal" loext:padding="0cm" loext:border="none"/>
    </style:style>
    <style:style style:name="T3" style:family="text">
      <style:text-properties fo:font-variant="normal" fo:text-transform="none" fo:color="#000000" style:font-name="Open Sans" fo:letter-spacing="normal" fo:font-style="normal" fo:font-weight="normal" fo:background-color="#f4f4f4" loext:char-shading-value="0" loext:padding="0cm" loext:border="none"/>
    </style:style>
    <style:style style:name="T4" style:family="text">
      <style:text-properties fo:font-variant="normal" fo:text-transform="none" fo:color="#000000" style:font-name="Open Sans" fo:letter-spacing="normal" fo:language="en" fo:country="GB" fo:font-style="normal" fo:font-weight="normal"/>
    </style:style>
    <style:style style:name="T5" style:family="text">
      <style:text-properties fo:font-variant="normal" fo:text-transform="none" fo:color="#000000" style:font-name="Open Sans" fo:letter-spacing="normal" fo:language="en" fo:country="GB" fo:font-style="normal" fo:font-weight="normal" loext:padding="0cm" loext:border="none"/>
    </style:style>
    <style:style style:name="T6" style:family="text">
      <style:text-properties fo:font-variant="normal" fo:text-transform="none" fo:color="#000000" style:font-name="Open Sans" fo:letter-spacing="normal" fo:language="en" fo:country="GB" fo:font-style="normal" fo:font-weight="normal" fo:background-color="#f4f4f4" loext:char-shading-value="0" loext:padding="0cm" loext:border="none"/>
    </style:style>
    <style:style style:name="T7" style:family="text">
      <style:text-properties fo:font-variant="normal" fo:text-transform="none" fo:color="#000000" style:font-name="Open Sans" fo:font-size="12pt" fo:letter-spacing="normal" fo:font-style="normal" fo:font-weight="normal"/>
    </style:style>
    <style:style style:name="T8" style:family="text">
      <style:text-properties fo:font-variant="normal" fo:text-transform="none" fo:color="#000000" style:font-name="Open Sans" fo:font-size="12pt" fo:letter-spacing="normal" fo:font-style="normal" fo:font-weight="normal" fo:background-color="#f4f4f4" loext:char-shading-value="0" loext:padding="0cm" loext:border="none"/>
    </style:style>
    <style:style style:name="T9" style:family="text">
      <style:text-properties fo:font-variant="normal" fo:text-transform="none" fo:color="#000000" style:font-name="Open Sans" fo:font-size="12pt" fo:letter-spacing="normal" fo:language="en" fo:country="GB" fo:font-style="normal" fo:font-weight="normal"/>
    </style:style>
    <style:style style:name="T10" style:family="text">
      <style:text-properties fo:font-variant="normal" fo:text-transform="none" fo:color="#000000" style:font-name="Open Sans" fo:font-size="12pt" fo:letter-spacing="normal" fo:language="en" fo:country="GB" fo:font-style="normal" fo:font-weight="normal" fo:background-color="#f4f4f4" loext:char-shading-value="0" loext:padding="0cm" loext:border="none"/>
    </style:style>
    <style:style style:name="T11" style:family="text">
      <style:text-properties fo:font-variant="normal" fo:text-transform="none" fo:color="#008bbb" style:text-line-through-style="none" style:text-line-through-type="none" style:font-name="Open Sans" fo:letter-spacing="normal" fo:font-style="normal" style:text-underline-style="none" fo:font-weight="bold" style:text-blinking="false" loext:padding="0cm" loext:border="none"/>
    </style:style>
    <style:style style:name="T12" style:family="text">
      <style:text-properties fo:font-variant="normal" fo:text-transform="none" fo:color="#008bbb" style:text-line-through-style="none" style:text-line-through-type="none" style:font-name="Open Sans" fo:letter-spacing="normal" fo:language="en" fo:country="GB" fo:font-style="normal" style:text-underline-style="none" fo:font-weight="bold" style:text-blinking="false" loext:padding="0cm" loext:border="none"/>
    </style:style>
    <style:style style:name="T13" style:family="text">
      <style:text-properties fo:font-variant="normal" fo:text-transform="none" fo:color="#569cd6" style:font-name="Open Sans" fo:letter-spacing="normal" fo:font-style="normal"/>
    </style:style>
    <style:style style:name="T14" style:family="text">
      <style:text-properties fo:font-variant="normal" fo:text-transform="none" style:font-name="Open Sans" fo:letter-spacing="normal" fo:font-style="normal"/>
    </style:style>
    <style:style style:name="T15" style:family="text">
      <style:text-properties fo:font-variant="normal" fo:text-transform="none" fo:color="#dcdcdc" style:font-name="Open Sans" fo:letter-spacing="normal" fo:font-style="normal"/>
    </style:style>
    <style:style style:name="T16" style:family="text">
      <style:text-properties fo:font-variant="normal" fo:text-transform="none" fo:color="#b5cea8" style:font-name="Open Sans" fo:letter-spacing="normal" fo:font-style="normal"/>
    </style:style>
    <style:style style:name="T17" style:family="text">
      <style:text-properties fo:color="#569cd6"/>
    </style:style>
    <style:style style:name="T18" style:family="text">
      <style:text-properties fo:color="#dcdcdc"/>
    </style:style>
    <style:style style:name="T19" style:family="text">
      <style:text-properties fo:color="#b5cea8"/>
    </style:style>
    <style:style style:name="T20" style:family="text">
      <style:text-properties fo:color="#ce9178"/>
    </style:style>
    <text:list-style style:name="L1">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Introduction</text:h>
      <text:p text:style-name="P8">The objective of this homework is to develop an RPG battle simulator, where you can create a party of warriors and wizards to fight other parties to determine the winner. This will be a warm-up project that will not have any following in the next weeks so use it as an opportunity to learn to work with your team and practice the basics on a longer project.</text:p>
      <text:p text:style-name="P8">Let’s walk through the details of the project:</text:p>
      <text:p text:style-name="P3">We have two types of characters, warriors and wizards who have different attributes and combat styles You need to create character class (that cannot be instantiated) that will contain base attributes that are common for both warriors and wizards</text:p>
      <text:p text:style-name="P12"><text:span text:style-name="Strong_20_Emphasis"><text:span text:style-name="T5"/></text:span></text:p>
      <text:p text:style-name="P12"><text:span text:style-name="Strong_20_Emphasis"><text:span text:style-name="T5">Character</text:span></text:span><text:span text:style-name="T4">:</text:span></text:p>
      <text:p text:style-name="P7"/>
      <text:list xml:id="list2090750617" text:style-name="L1">
        <text:list-item>
          <text:p text:style-name="P13"><text:span text:style-name="Source_20_Text"><text:span text:style-name="T10">id </text:span></text:span><text:span text:style-name="T9">- unique identifier</text:span></text:p>
        </text:list-item>
        <text:list-item>
          <text:p text:style-name="P13"><text:span text:style-name="Source_20_Text"><text:span text:style-name="T10">name </text:span></text:span><text:span text:style-name="T9">- String</text:span></text:p>
        </text:list-item>
        <text:list-item>
          <text:p text:style-name="P13"><text:span text:style-name="Source_20_Text"><text:span text:style-name="T10">hp </text:span></text:span><text:span text:style-name="T9">- number representing the health points</text:span></text:p>
        </text:list-item>
        <text:list-item>
          <text:p text:style-name="P18"><text:span text:style-name="Source_20_Text"><text:span text:style-name="T10">isAlive </text:span></text:span><text:span text:style-name="T9">- flag to determine if the Player is alive</text:span></text:p>
        </text:list-item>
      </text:list>
      <text:p text:style-name="P12"><text:span text:style-name="Strong_20_Emphasis"><text:span text:style-name="T5"/></text:span></text:p>
      <text:p text:style-name="P12"><text:span text:style-name="Strong_20_Emphasis"><text:span text:style-name="T5">Warrior</text:span></text:span><text:span text:style-name="T4">:</text:span></text:p>
      <text:p text:style-name="P7"/>
      <text:list xml:id="list4242690362" text:style-name="L2">
        <text:list-item>
          <text:p text:style-name="P14"><text:span text:style-name="Source_20_Text"><text:span text:style-name="T10">stamina </text:span></text:span><text:span text:style-name="T9">- number to represent a resource the warrior consumes to make an attack</text:span></text:p>
        </text:list-item>
        <text:list-item>
          <text:p text:style-name="P19"><text:span text:style-name="Source_20_Text"><text:span text:style-name="T10">strength </text:span></text:span><text:span text:style-name="T9">- number to calculate how strong the warrior attack is</text:span></text:p>
        </text:list-item>
      </text:list>
      <text:p text:style-name="P12"><text:span text:style-name="Strong_20_Emphasis"><text:span text:style-name="T5"/></text:span></text:p>
      <text:p text:style-name="P12"><text:span text:style-name="Strong_20_Emphasis"><text:span text:style-name="T5">Wizard</text:span></text:span><text:span text:style-name="T4">:</text:span></text:p>
      <text:p text:style-name="P7"/>
      <text:list xml:id="list1461035229" text:style-name="L3">
        <text:list-item>
          <text:p text:style-name="P15"><text:span text:style-name="Source_20_Text"><text:span text:style-name="T10">mana </text:span></text:span><text:span text:style-name="T9">- number to represent a resource the wizard consumes to cast spells</text:span></text:p>
        </text:list-item>
        <text:list-item>
          <text:p text:style-name="P20"><text:span text:style-name="Source_20_Text"><text:span text:style-name="T10">intelligence </text:span></text:span><text:span text:style-name="T9">- number to calculate how strong the wizard spells are</text:span></text:p>
        </text:list-item>
      </text:list>
      <text:p text:style-name="P17"/>
      <text:h text:style-name="P2" text:outline-level="3">How the battle simulator works</text:h>
      <text:p text:style-name="P8">The characters are grouped in parties and the battle will be between 2 parties. So before the battle could start you need to add warriors or wizards in both parties (the parties could have any size and could be mixed with warriors and wizards).</text:p>
      <text:p text:style-name="P8">The battles will be 1 vs 1. So you will need to be able to choose between members of the party to duel another member from the rival party.</text:p>
      <text:p text:style-name="P8">The battle will be by rounds, in each round both combatants will attack at the same time (so you even if one combatant do the killing blow both will take damage). So the combat could end in a tie.</text:p>
      <text:p text:style-name="P8"><text:soft-page-break/>When the battle is over the winner will return to the party and the loser will be removed and sent to the graveyard. Then you can choose the combatants for the next duel.</text:p>
      <text:p text:style-name="P8">When a party lose all their members a winner party is declared.</text:p>
      <text:p text:style-name="P8">Conditionals to validate the combatant’s condition and determinate when the fight is over and to validate when one party runs out of members.</text:p>
      <text:p text:style-name="P17"/>
      <text:h text:style-name="P2" text:outline-level="3">Character Attacks</text:h>
      <text:p text:style-name="P12"><text:span text:style-name="T4">Both wizards and warriors will have the same attack command defined by an interface called </text:span><text:span text:style-name="Source_20_Text"><text:span text:style-name="T6">Attacker</text:span></text:span><text:span text:style-name="T4">.</text:span></text:p>
      <text:p text:style-name="P8"/>
      <text:p text:style-name="P8">Warriors are strong well armed characters that focus on the attribute strength. Every round a warrior will try to do a “Heavy attack”. The damage of a heavy attack is equals to their strength and every hit will decrease their stamina by 5 points. If he can’t make a heavy attack he will do a “Weak attack”. The damage of a weak attack is the half of the strength (truncate decimals). Every weak attack will recover his stamina by 1.</text:p>
      <text:p text:style-name="P8"/>
      <text:p text:style-name="P8">Wizards are the masters of the arcane their main attribute is intelligence. Every round a wizard will try to cast a “Fireball”. The damage of a fireball is equals to his intelligence and every fireball will decrease their mana by 5 points. If he can’t cast a fireball he will do a “Staff hit”. The damage of a staff hit is equals to 2. Every staff hit will recover his mana by 1.</text:p>
      <text:p text:style-name="P17"/>
      <text:h text:style-name="P2" text:outline-level="3">Requirements</text:h>
      <text:p text:style-name="P8">For this project you must accomplish all of the following:</text:p>
      <text:list xml:id="list1885947302" text:style-name="L4">
        <text:list-item>
          <text:p text:style-name="P9">Navigate through a text-based menu using Standard Input and Output.</text:p>
        </text:list-item>
        <text:list-item>
          <text:p text:style-name="P9">Create Warriors and Wizards individually customizing their stats and name and adding them to a party.</text:p>
        </text:list-item>
        <text:list-item>
          <text:p text:style-name="P22">Create a full party of randomly generated Wizards and Warriors with randomized stats considering these limits.</text:p>
        </text:list-item>
      </text:list>
      <text:list xml:id="list2985823442" text:style-name="L5">
        <text:list-item>
          <text:p text:style-name="P16"><text:span text:style-name="Source_20_Text"><text:span text:style-name="T10">name</text:span></text:span><text:span text:style-name="T9">: based on an array of names, pick a random position, and if is already in the party add Jr at the end.</text:span></text:p>
        </text:list-item>
        <text:list-item>
          <text:p text:style-name="P16"><text:span text:style-name="Source_20_Text"><text:span text:style-name="T10">hp</text:span></text:span><text:span text:style-name="T9">: random between 100-200 to warriors, 50-100 for wizards)</text:span></text:p>
        </text:list-item>
        <text:list-item>
          <text:p text:style-name="P16"><text:span text:style-name="Source_20_Text"><text:span text:style-name="T10">stamina</text:span></text:span><text:span text:style-name="T9">: random between 10-50</text:span></text:p>
        </text:list-item>
        <text:list-item>
          <text:p text:style-name="P16"><text:span text:style-name="Source_20_Text"><text:span text:style-name="T10">strength</text:span></text:span><text:span text:style-name="T9">: random between 1-10</text:span></text:p>
        </text:list-item>
        <text:list-item>
          <text:p text:style-name="P16"><text:span text:style-name="Source_20_Text"><text:span text:style-name="T10">mana</text:span></text:span><text:span text:style-name="T9">: random between 10-50</text:span></text:p>
        </text:list-item>
        <text:list-item>
          <text:p text:style-name="P21"><text:span text:style-name="Source_20_Text"><text:span text:style-name="T10">intelligence</text:span></text:span><text:span text:style-name="T9">: random between 1-50</text:span></text:p>
        </text:list-item>
      </text:list>
      <text:list xml:id="list399889583" text:style-name="L6">
        <text:list-item>
          <text:p text:style-name="P10">Import a party using a CSV file.</text:p>
        </text:list-item>
        <text:list-item>
          <text:p text:style-name="P10">Show the graveyard (is the same graveyard for both parties)</text:p>
        </text:list-item>
        <text:list-item>
          <text:p text:style-name="P10">The battle between parties and determines the winner.</text:p>
        </text:list-item>
        <text:list-item>
          <text:p text:style-name="P23">Keep a detailed log (on the standard output) of every action taken during the duels.</text:p>
        </text:list-item>
      </text:list>
      <text:p text:style-name="P17"><text:soft-page-break/></text:p>
      <text:h text:style-name="P2" text:outline-level="3">Optional Achievements</text:h>
      <text:p text:style-name="P7"/>
      <text:list xml:id="list1738999516" text:style-name="L7">
        <text:list-item>
          <text:p text:style-name="P11">Export party into an importable CSV file.</text:p>
        </text:list-item>
        <text:list-item>
          <text:p text:style-name="P24">Simulate whole party fights with one command by choosing random fighters on each side and make them duel until one party is wiped out.</text:p>
        </text:list-item>
      </text:list>
      <text:p text:style-name="P17"/>
      <text:h text:style-name="P2" text:outline-level="3">Important Notes</text:h>
      <text:p text:style-name="P7"/>
      <text:p text:style-name="P8">Everyone in the squad should contribute equally to the project in time and lines of code written.</text:p>
      <text:p text:style-name="P12"><text:span text:style-name="T4">All code must be reviewed before it is merged into the </text:span><text:span text:style-name="Source_20_Text"><text:span text:style-name="T6">master </text:span></text:span><text:span text:style-name="T4">branch.</text:span></text:p>
      <text:p text:style-name="P8">All squad members must participate in code review.</text:p>
      <text:p text:style-name="P12"><text:span text:style-name="T4">Every repository should have a </text:span><text:a xlink:type="simple" xlink:href="http://readme.md/" office:target-frame-name="_blank" xlink:show="new" text:style-name="Internet_20_link" text:visited-style-name="Visited_20_Internet_20_Link"><text:span text:style-name="T12">README.md</text:span></text:a><text:span text:style-name="T4"> file with clear instructions, demo files, or any documentation needed so other teams don’t have problems with the review</text:span></text:p>
      <text:p text:style-name="P17"><text:span text:style-name="T1">This is intended to be a challenging assignment. You will have to rely heavily on your teammates and independent research. Learning independently is a hallmark of a good developer and our job is to turn you into good developers. This process may be frustrating but you will learn a ton!</text:span></text:p>
      <text:p text:style-name="P17"><text:span text:style-name="T1"/></text:p>
      <text:p text:style-name="P17"><text:span text:style-name="T1"/></text:p>
      <text:p text:style-name="P17"><text:span text:style-name="T1"/></text:p>
      <text:p text:style-name="P6"><text:span text:style-name="T13">int</text:span><text:span text:style-name="T14"> min </text:span><text:span text:style-name="T15">=</text:span><text:span text:style-name="T14"> </text:span><text:span text:style-name="T16">10</text:span><text:span text:style-name="T15">;</text:span></text:p>
      <text:p text:style-name="P4"><text:span text:style-name="T17">int</text:span> max <text:span text:style-name="T18">=</text:span> <text:span text:style-name="T19">50</text:span><text:span text:style-name="T18">;</text:span></text:p>
      <text:p text:style-name="P5">//Generate random int value from 50 to 100 </text:p>
      <text:p text:style-name="P4">System<text:span text:style-name="T18">.</text:span>out<text:span text:style-name="T18">.</text:span>println<text:span text:style-name="T18">(</text:span><text:span text:style-name="T20">"Random value in int from "</text:span><text:span text:style-name="T18">+</text:span>min<text:span text:style-name="T18">+</text:span><text:span text:style-name="T20">" to "</text:span><text:span text:style-name="T18">+</text:span>max<text:span text:style-name="T18">+</text:span> <text:span text:style-name="T20">":"</text:span><text:span text:style-name="T18">);</text:span></text:p>
      <text:p text:style-name="P4"><text:span text:style-name="T17">int</text:span> random_int <text:span text:style-name="T18">=</text:span> <text:span text:style-name="T18">(</text:span><text:span text:style-name="T17">int</text:span><text:span text:style-name="T18">)</text:span>Math<text:span text:style-name="T18">.</text:span>floor<text:span text:style-name="T18">(</text:span>Math<text:span text:style-name="T18">.</text:span>random<text:span text:style-name="T18">()*(</text:span>max<text:span text:style-name="T18">-</text:span>min<text:span text:style-name="T18">+</text:span><text:span text:style-name="T19">1</text:span><text:span text:style-name="T18">)+</text:span>min<text:span text:style-name="T18">);</text:span></text:p>
      <text:p text:style-name="P4">System<text:span text:style-name="T18">.</text:span>out<text:span text:style-name="T18">.</text:span>println<text:span text:style-name="T18">(</text:span>random_int<text:span text:style-name="T18">);</text:span></text:p>
      <text:p text:style-name="P17"><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Open Sans" svg:font-family="'Open Sans',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20T17:24:18.688172268</meta:creation-date>
    <dc:date>2021-06-20T18:11:53.811724170</dc:date>
    <meta:editing-duration>PT27M15S</meta:editing-duration>
    <meta:editing-cycles>2</meta:editing-cycles>
    <meta:generator>LibreOffice/6.4.7.2$Linux_X86_64 LibreOffice_project/40$Build-2</meta:generator>
    <meta:document-statistic meta:table-count="0" meta:image-count="0" meta:object-count="0" meta:page-count="3" meta:paragraph-count="56" meta:word-count="889" meta:character-count="5002" meta:non-whitespace-character-count="4191"/>
  </office:meta>
</office:document-meta>
</file>